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table:formula="of:=-0.283-0.283+0.035" office:value-type="float" office:value="-0.531" calcext:value-type="float">
            <text:p>-0.531</text:p>
          </table:table-cell>
          <table:table-cell table:formula="of:=0.283+0.283+0.035" office:value-type="float" office:value="0.601" calcext:value-type="float">
            <text:p>0.601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.035" calcext:value-type="float">
            <text:p>0.035</text:p>
          </table:table-cell>
          <table:table-cell table:formula="of:=0.283+0.283+0.035" office:value-type="float" office:value="0.601" calcext:value-type="float">
            <text:p>0.601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formula="of:=0.283+0.283+0.035" office:value-type="float" office:value="0.601" calcext:value-type="float">
            <text:p>0.601</text:p>
          </table:table-cell>
          <table:table-cell table:formula="of:=0.283+0.283+0.035" office:value-type="float" office:value="0.601" calcext:value-type="float">
            <text:p>0.601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formula="of:=-0.283+0.035" office:value-type="float" office:value="-0.248" calcext:value-type="float">
            <text:p>-0.248</text:p>
          </table:table-cell>
          <table:table-cell table:formula="of:=0.283+0.035" office:value-type="float" office:value="0.318" calcext:value-type="float">
            <text:p>0.318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formula="of:=0.283+0.035" office:value-type="float" office:value="0.318" calcext:value-type="float">
            <text:p>0.318</text:p>
          </table:table-cell>
          <table:table-cell table:formula="of:=0.283+0.035" office:value-type="float" office:value="0.318" calcext:value-type="float">
            <text:p>0.318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table:formula="of:=-0.283-0.283+0.035" office:value-type="float" office:value="-0.531" calcext:value-type="float">
            <text:p>-0.531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formula="of:=0.283+0.283+0.035" office:value-type="float" office:value="0.601" calcext:value-type="float">
            <text:p>0.601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table:formula="of:=-0.283+0.035" office:value-type="float" office:value="-0.248" calcext:value-type="float">
            <text:p>-0.248</text:p>
          </table:table-cell>
          <table:table-cell table:formula="of:=-0.283+0.035" office:value-type="float" office:value="-0.248" calcext:value-type="float">
            <text:p>-0.248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table:formula="of:=0.283+0.035" office:value-type="float" office:value="0.318" calcext:value-type="float">
            <text:p>0.318</text:p>
          </table:table-cell>
          <table:table-cell table:formula="of:=-0.283+0.035" office:value-type="float" office:value="-0.248" calcext:value-type="float">
            <text:p>-0.248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table:formula="of:=-0.283-0.283+0.035" office:value-type="float" office:value="-0.531" calcext:value-type="float">
            <text:p>-0.531</text:p>
          </table:table-cell>
          <table:table-cell table:formula="of:=-0.283-0.283+0.035" office:value-type="float" office:value="-0.531" calcext:value-type="float">
            <text:p>-0.531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0.035" calcext:value-type="float">
            <text:p>0.035</text:p>
          </table:table-cell>
          <table:table-cell table:formula="of:=-0.283-0.283+0.035" office:value-type="float" office:value="-0.531" calcext:value-type="float">
            <text:p>-0.531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table:formula="of:=0.283+0.283+0.035" office:value-type="float" office:value="0.601" calcext:value-type="float">
            <text:p>0.601</text:p>
          </table:table-cell>
          <table:table-cell table:formula="of:=-0.283-0.283+0.035" office:value-type="float" office:value="-0.531" calcext:value-type="float">
            <text:p>-0.5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2T09:10:02.613000000</meta:creation-date>
    <dc:date>2022-10-12T12:28:16.488000000</dc:date>
    <meta:editing-duration>PT2H28M19S</meta:editing-duration>
    <meta:editing-cycles>1</meta:editing-cycles>
    <meta:document-statistic meta:table-count="1" meta:cell-count="38" meta:object-count="0"/>
    <meta:generator>LibreOffice/7.3.2.2$Windows_X86_64 LibreOffice_project/49f2b1bff42cfccbd8f788c8dc32c1c309559be0</meta:generator>
  </office:meta>
</office:document-meta>
</file>